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D000002F71765BCFF8F4D108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25.7cm" table:align="margins"/>
    </style:style>
    <style:style style:name="Tabelle1.A" style:family="table-column">
      <style:table-column-properties style:column-width="25.7cm" style:rel-column-width="65535*"/>
    </style:style>
    <style:style style:name="Tabelle1.A1" style:family="table-cell">
      <style:table-cell-properties fo:background-color="#99ccff" fo:padding="0.097cm" fo:border="none">
        <style:background-image/>
      </style:table-cell-properties>
    </style:style>
    <style:style style:name="Tabelle1.A2" style:family="table-cell">
      <style:table-cell-properties fo:padding="0.097cm" fo:border="none"/>
    </style:style>
    <style:style style:name="Tabelle1.A4" style:family="table-cell">
      <style:table-cell-properties fo:padding="0.097cm" fo:border="none"/>
    </style:style>
    <style:style style:name="Tabelle1.A6" style:family="table-cell">
      <style:table-cell-properties fo:padding="0.097cm" fo:border="none"/>
    </style:style>
    <style:style style:name="Tabelle1.A8" style:family="table-cell">
      <style:table-cell-properties fo:padding="0.097cm" fo:border="none"/>
    </style:style>
    <style:style style:name="P1" style:family="paragraph" style:parent-style-name="Standard">
      <style:text-properties style:font-name="Arial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4" style:family="paragraph" style:parent-style-name="Standard">
      <style:paragraph-properties fo:margin-left="1.658cm" fo:margin-right="0.212cm" fo:text-indent="0cm" style:auto-text-indent="false"/>
      <style:text-properties style:font-name="Arial" fo:font-size="12pt" style:font-size-asian="12pt" style:font-size-complex="12pt"/>
    </style:style>
    <style:style style:name="P5" style:family="paragraph" style:parent-style-name="Standard">
      <style:paragraph-properties fo:margin-left="1.764cm" fo:margin-right="0.106cm" fo:text-indent="0cm" style:auto-text-indent="false"/>
      <style:text-properties style:font-name="Arial" fo:font-size="12pt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fo:color="#0000cc" style:font-name="Arial" fo:font-size="36pt" fo:font-weight="bold" style:font-size-asian="36pt" style:font-weight-asian="bold" style:font-size-complex="36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style:font-name="Arial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Arial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4pt" fo:font-weight="bold" fo:background-color="transparent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 style:list-style-name="L1">
      <style:paragraph-properties fo:margin-left="1.658cm" fo:margin-right="0.212cm" fo:text-indent="0cm" style:auto-text-indent="false"/>
      <style:text-properties style:font-name="Arial" fo:font-size="12pt" style:font-size-asian="12pt" style:font-size-complex="12pt"/>
    </style:style>
    <style:style style:name="P14" style:family="paragraph" style:parent-style-name="Standard" style:list-style-name="L2">
      <style:paragraph-properties fo:margin-left="1.764cm" fo:margin-right="0.106cm" fo:text-indent="0cm" style:auto-text-indent="false"/>
      <style:text-properties style:font-name="Arial" fo:font-size="12pt" style:font-size-asian="12pt" style:font-size-complex="12pt"/>
    </style:style>
    <style:style style:name="T1" style:family="text">
      <style:text-properties fo:color="#ff0000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volutionäre Algorithmen</text:p>
      <text:p text:style-name="P7">Entwicklungsteam:</text:p>
      <text:p text:style-name="P8">Verena Brade, Alexander Isenko, Claudia Waldeck</text:p>
      <text:p text:style-name="P2"/>
      <text:p text:style-name="P9"/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11">Ausgangssituation</text:p>
          </table:table-cell>
        </table:table-row>
        <table:table-row>
          <table:table-cell table:style-name="Tabelle1.A8" office:value-type="string">
            <text:p text:style-name="P1"/>
            <text:p text:style-name="P1">Es existiert eine Produktionsstätte zur Herstellung von verschiedenen Fahrzeugtypen: </text:p>
            <text:p text:style-name="P4"/>
            <text:list xml:id="list517966077258050548" text:style-name="L1">
              <text:list-item>
                <text:p text:style-name="P13">Mini</text:p>
              </text:list-item>
              <text:list-item>
                <text:p text:style-name="P13">Ferrari</text:p>
              </text:list-item>
              <text:list-item>
                <text:p text:style-name="P13">Truck</text:p>
              </text:list-item>
            </text:list>
            <text:p text:style-name="P1"/>
          </table:table-cell>
        </table:table-row>
        <table:table-row>
          <table:table-cell table:style-name="Tabelle1.A1" office:value-type="string">
            <text:p text:style-name="P12">Ziel</text:p>
          </table:table-cell>
        </table:table-row>
        <table:table-row>
          <table:table-cell table:style-name="Tabelle1.A8" office:value-type="string">
            <text:p text:style-name="P1"/>
            <text:p text:style-name="P1">Finde die schwierigste Konfiguration für die Produktionsstätte in Abhängigkeit von:</text:p>
            <text:p text:style-name="P5"/>
            <text:list xml:id="list4066096995727063559" text:style-name="L2">
              <text:list-item>
                <text:p text:style-name="P14">Anzahl der herzustellenden Fahrzeuge (3x Mini, 2x Truck, 1x Ferrari)</text:p>
              </text:list-item>
              <text:list-item>
                <text:p text:style-name="P14">Position der Integrations-Maschinen verändern</text:p>
              </text:list-item>
            </text:list>
            <text:p text:style-name="P5"/>
          </table:table-cell>
        </table:table-row>
        <table:table-row>
          <table:table-cell table:style-name="Tabelle1.A1" office:value-type="string">
            <text:p text:style-name="P12">Messung</text:p>
          </table:table-cell>
        </table:table-row>
        <table:table-row>
          <table:table-cell table:style-name="Tabelle1.A8" office:value-type="string">
            <text:p text:style-name="P1"/>
            <text:p text:style-name="P1">Beobachte die durchschnittliche Zeit pro hergestelltem Fahrzeug.</text:p>
            <text:p text:style-name="P1"/>
            <text:p text:style-name="P1"/>
          </table:table-cell>
        </table:table-row>
        <table:table-row>
          <table:table-cell table:style-name="Tabelle1.A1" office:value-type="string">
            <text:p text:style-name="P12">Weg</text:p>
          </table:table-cell>
        </table:table-row>
        <table:table-row>
          <table:table-cell table:style-name="Tabelle1.A8" office:value-type="string">
            <text:p text:style-name="P3"/>
            <text:p text:style-name="P3">Verwende <text:span text:style-name="T1">evolutionäre Algorithmen</text:span> (selbstlernende Algorithmen)</text:p>
          </table:table-cell>
        </table:table-row>
      </table:table>
      <text:p text:style-name="P1"><draw:frame draw:style-name="fr1" draw:name="Image1" text:anchor-type="paragraph" svg:x="2.554cm" svg:y="-0.425cm" svg:width="20.445cm" svg:height="19.087cm" draw:z-index="0"><draw:image xlink:href="Pictures/100002010000032D000002F71765BCFF8F4D1081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udia Waldeck</meta:initial-creator>
    <meta:creation-date>2016-02-25T16:20:23.45</meta:creation-date>
    <dc:date>2016-02-25T18:13:00.877037111</dc:date>
    <meta:editing-duration>PT51M45S</meta:editing-duration>
    <meta:editing-cycles>6</meta:editing-cycles>
    <meta:generator>LibreOffice/5.0.2.2$Linux_X86_64 LibreOffice_project/00m0$Build-2</meta:generator>
    <meta:document-statistic meta:table-count="1" meta:image-count="1" meta:object-count="0" meta:page-count="2" meta:paragraph-count="16" meta:word-count="66" meta:character-count="552" meta:non-whitespace-character-count="506"/>
  </office:meta>
</office:document-meta>
</file>